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77cm" fo:min-width="0.188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02cm" fo:min-width="0.20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185cm" fo:min-width="0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8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0.4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1.5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cm" fo:min-width="0.5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1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32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118cm" svg:height="1.061cm" svg:x="0.914cm" svg:y="4.08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976cm" svg:height="0.924cm" svg:x="0.085cm" svg:y="4.242cm">
          <draw:text-box>
            <text:p><text:span text:style-name="T1">V</text:span><text:span text:style-name="T2">s</text:span></text:p>
          </draw:text-box>
        </draw:frame>
        <draw:frame draw:style-name="gr3" draw:text-style-name="P4" xml:id="id1" draw:id="id1" draw:layer="layout" svg:width="0.955cm" svg:height="1.119cm" svg:x="1.02cm" svg:y="4.14cm">
          <draw:text-box>
            <text:p><text:span text:style-name="T3">~</text:span></text:p>
          </draw:text-box>
        </draw:frame>
        <draw:g xml:id="id2" draw:id="id2">
          <draw:custom-shape draw:style-name="gr4" draw:text-style-name="P5" draw:layer="layout" svg:width="1.376cm" svg:height="1.653cm" svg:x="3.806cm" svg:y="3.6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6" draw:layer="layout" svg:x1="4.492cm" svg:y1="4.16cm" svg:x2="4.492cm" svg:y2="4.973cm">
            <text:p/>
          </draw:line>
        </draw:g>
        <draw:connector draw:style-name="gr6" draw:text-style-name="P5" draw:layer="layout" draw:line-skew="-2.117cm" svg:x1="1.497cm" svg:y1="4.14cm" svg:x2="4.494cm" svg:y2="3.68cm" draw:start-shape="id1" draw:start-glue-point="0" draw:end-shape="id2" draw:end-glue-point="0" svg:d="M1497 4140v-3079h2997v2619" svg:viewBox="0 0 2998 3080">
          <text:p/>
        </draw:connector>
        <draw:connector draw:style-name="gr6" draw:text-style-name="P5" draw:layer="layout" draw:line-skew="1.216cm" svg:x1="1.497cm" svg:y1="5.259cm" svg:x2="4.494cm" svg:y2="5.333cm" draw:start-shape="id1" draw:start-glue-point="2" draw:end-shape="id2" draw:end-glue-point="2" svg:d="M1497 5259v1791h2997v-1717" svg:viewBox="0 0 2998 1792">
          <text:p/>
        </draw:connector>
        <draw:custom-shape draw:style-name="gr7" draw:text-style-name="P7" draw:layer="layout" svg:width="1.413cm" svg:height="1.704cm" svg:x="6.274cm" svg:y="3.706cm">
          <text:p text:style-name="P7">+</text:p>
          <text:p text:style-name="P7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g>
            <draw:glue-point draw:id="4" svg:x="-2.186cm" svg:y="2.802cm"/>
            <draw:glue-point draw:id="5" svg:x="2.294cm" svg:y="-2.883cm"/>
            <draw:custom-shape draw:style-name="gr8" draw:text-style-name="P5" draw:layer="layout" svg:width="0.69cm" svg:height="0.69cm" draw:transform="skewX (-0.00139626340159546) rotate (0.731467489510823) translate (9.047cm 1.47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9.509cm" svg:y1="0.997cm" svg:x2="10.066cm" svg:y2="1.497cm">
              <text:p/>
            </draw:line>
          </draw:g>
          <draw:g>
            <draw:glue-point draw:id="4" svg:x="-2.797cm" svg:y="2.668cm"/>
            <draw:glue-point draw:id="5" svg:x="2.303cm" svg:y="-2.658cm"/>
            <draw:custom-shape draw:style-name="gr8" draw:text-style-name="P5" draw:layer="layout" svg:width="0.67cm" svg:height="0.671cm" draw:transform="skewX (-0.00157079632679483) rotate (0.731292956585624) translate (11.016cm 3.46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11.464cm" svg:y1="3.002cm" svg:x2="12.006cm" svg:y2="3.488cm">
              <text:p/>
            </draw:line>
          </draw:g>
          <draw:g>
            <draw:glue-point draw:id="4" svg:x="-2.818cm" svg:y="-2.535cm"/>
            <draw:glue-point draw:id="5" svg:x="2.31cm" svg:y="2.464cm"/>
            <draw:custom-shape draw:style-name="gr8" draw:text-style-name="P5" draw:layer="layout" svg:width="0.67cm" svg:height="0.67cm" draw:transform="skewX (-0.00157079632679495) rotate (2.37452044733829) translate (9.537cm 3.934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10.02cm" svg:y1="3.47cm" svg:x2="9.496cm" svg:y2="3.975cm">
              <text:p/>
            </draw:line>
          </draw:g>
          <draw:g>
            <draw:glue-point draw:id="4" svg:x="2.163cm" svg:y="2.056cm"/>
            <draw:glue-point draw:id="5" svg:x="-2.287cm" svg:y="-2.54cm"/>
            <draw:custom-shape draw:style-name="gr8" draw:text-style-name="P5" draw:layer="layout" svg:width="0.669cm" svg:height="0.67cm" draw:transform="skewX (-0.00157079632679487) rotate (2.36684099862951) translate (11.507cm 1.939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11.994cm" svg:y1="1.471cm" svg:x2="11.474cm" svg:y2="1.98cm">
              <text:p/>
            </draw:line>
          </draw:g>
          <draw:line draw:style-name="gr10" draw:text-style-name="P6" draw:layer="layout" svg:x1="9.764cm" svg:y1="1.261cm" svg:x2="10.487cm" svg:y2="0.537cm">
            <text:p/>
          </draw:line>
          <draw:line draw:style-name="gr10" draw:text-style-name="P6" draw:layer="layout" svg:x1="11.265cm" svg:y1="1.234cm" svg:x2="10.489cm" svg:y2="0.537cm">
            <text:p/>
          </draw:line>
          <draw:line draw:style-name="gr10" draw:text-style-name="P6" draw:layer="layout" svg:x1="8.559cm" svg:y1="2.494cm" svg:x2="9.282cm" svg:y2="1.77cm">
            <text:p/>
          </draw:line>
          <draw:line draw:style-name="gr10" draw:text-style-name="P6" draw:layer="layout" svg:x1="8.56cm" svg:y1="2.494cm" svg:x2="9.281cm" svg:y2="3.243cm">
            <text:p/>
          </draw:line>
          <draw:line draw:style-name="gr10" draw:text-style-name="P6" draw:layer="layout" svg:x1="9.794cm" svg:y1="3.728cm" svg:x2="10.515cm" svg:y2="4.477cm">
            <text:p/>
          </draw:line>
          <draw:line draw:style-name="gr10" draw:text-style-name="P6" draw:layer="layout" svg:x1="11.291cm" svg:y1="3.753cm" svg:x2="10.516cm" svg:y2="4.478cm">
            <text:p/>
          </draw:line>
          <draw:line draw:style-name="gr10" draw:text-style-name="P6" draw:layer="layout" svg:x1="12.552cm" svg:y1="2.494cm" svg:x2="11.777cm" svg:y2="3.219cm">
            <text:p/>
          </draw:line>
          <draw:line draw:style-name="gr10" draw:text-style-name="P6" draw:layer="layout" svg:x1="12.554cm" svg:y1="2.495cm" svg:x2="11.721cm" svg:y2="1.716cm">
            <text:p/>
          </draw:line>
          <draw:line draw:style-name="gr10" draw:text-style-name="P6" draw:layer="layout" svg:x1="7.004cm" svg:y1="3.752cm" svg:x2="7.031cm" svg:y2="0.563cm">
            <text:p/>
          </draw:line>
          <draw:line draw:style-name="gr10" draw:text-style-name="P6" draw:layer="layout" svg:x1="10.488cm" svg:y1="0.537cm" svg:x2="7.031cm" svg:y2="0.564cm">
            <text:p/>
          </draw:line>
          <draw:line draw:style-name="gr10" draw:text-style-name="P6" draw:layer="layout" svg:x1="6.983cm" svg:y1="7.05cm" svg:x2="7.005cm" svg:y2="5.387cm">
            <text:p/>
          </draw:line>
          <draw:line draw:style-name="gr10" draw:text-style-name="P6" draw:layer="layout" svg:x1="6.952cm" svg:y1="7.016cm" svg:x2="10.491cm" svg:y2="6.998cm">
            <text:p/>
          </draw:line>
          <draw:line draw:style-name="gr10" draw:text-style-name="P6" draw:layer="layout" svg:x1="10.514cm" svg:y1="4.503cm" svg:x2="10.467cm" svg:y2="6.983cm">
            <text:p/>
          </draw:line>
          <draw:line draw:style-name="gr10" draw:text-style-name="P6" draw:layer="layout" svg:x1="12.551cm" svg:y1="2.493cm" svg:x2="17.374cm" svg:y2="2.493cm">
            <text:p/>
          </draw:line>
          <draw:line draw:style-name="gr10" draw:text-style-name="P6" draw:layer="layout" svg:x1="14.025cm" svg:y1="2.493cm" svg:x2="14.025cm" svg:y2="5.012cm">
            <text:p/>
          </draw:line>
          <draw:g>
            <draw:line draw:style-name="gr9" draw:text-style-name="P6" draw:layer="layout" svg:x1="13.395cm" svg:y1="4.643cm" svg:x2="14.668cm" svg:y2="4.643cm">
              <text:p/>
            </draw:line>
            <draw:line draw:style-name="gr9" draw:text-style-name="P6" draw:layer="layout" svg:x1="13.395cm" svg:y1="4.643cm" svg:x2="14.668cm" svg:y2="4.643cm">
              <text:p/>
            </draw:line>
            <draw:line draw:style-name="gr9" draw:text-style-name="P6" draw:layer="layout" svg:x1="13.395cm" svg:y1="5.05cm" svg:x2="14.668cm" svg:y2="5.05cm">
              <text:p/>
            </draw:line>
            <draw:line draw:style-name="gr9" draw:text-style-name="P6" draw:layer="layout" svg:x1="14.022cm" svg:y1="5.601cm" svg:x2="14.032cm" svg:y2="5.047cm">
              <text:p/>
            </draw:line>
            <draw:line draw:style-name="gr9" draw:text-style-name="P6" draw:layer="layout" svg:x1="14.022cm" svg:y1="4.651cm" svg:x2="14.032cm" svg:y2="4.097cm">
              <text:p/>
            </draw:line>
          </draw:g>
          <draw:line draw:style-name="gr10" draw:text-style-name="P6" draw:layer="layout" svg:x1="15.984cm" svg:y1="5.58cm" svg:x2="16.004cm" svg:y2="6.934cm">
            <text:p/>
          </draw:line>
          <draw:line draw:style-name="gr10" draw:text-style-name="P6" draw:layer="layout" svg:x1="16.008cm" svg:y1="2.494cm" svg:x2="16.008cm" svg:y2="4.161cm">
            <text:p/>
          </draw:line>
          <draw:line draw:style-name="gr10" draw:text-style-name="P6" draw:layer="layout" svg:x1="14.025cm" svg:y1="2.494cm" svg:x2="14.035cm" svg:y2="4.209cm">
            <text:p/>
          </draw:line>
          <draw:line draw:style-name="gr10" draw:text-style-name="P6" draw:layer="layout" svg:x1="14.011cm" svg:y1="5.556cm" svg:x2="14.033cm" svg:y2="6.934cm">
            <text:p/>
          </draw:line>
          <draw:g>
            <draw:line draw:style-name="gr9" draw:text-style-name="P6" draw:layer="layout" svg:x1="16.032cm" svg:y1="5.617cm" svg:x2="15.66cm" svg:y2="5.505cm">
              <text:p/>
            </draw:line>
            <draw:line draw:style-name="gr9" draw:text-style-name="P6" draw:layer="layout" svg:x1="16.391cm" svg:y1="5.262cm" svg:x2="15.661cm" svg:y2="5.507cm">
              <text:p/>
            </draw:line>
            <draw:line draw:style-name="gr9" draw:text-style-name="P6" draw:layer="layout" svg:x1="16.406cm" svg:y1="4.791cm" svg:x2="15.649cm" svg:y2="4.555cm">
              <text:p/>
            </draw:line>
            <draw:line draw:style-name="gr9" draw:text-style-name="P6" draw:layer="layout" svg:x1="16.409cm" svg:y1="5.274cm" svg:x2="15.652cm" svg:y2="5.038cm">
              <text:p/>
            </draw:line>
            <draw:line draw:style-name="gr9" draw:text-style-name="P6" draw:layer="layout" svg:x1="16.401cm" svg:y1="4.781cm" svg:x2="15.671cm" svg:y2="5.026cm">
              <text:p/>
            </draw:line>
            <draw:line draw:style-name="gr9" draw:text-style-name="P6" draw:layer="layout" svg:x1="16.374cm" svg:y1="4.305cm" svg:x2="15.644cm" svg:y2="4.55cm">
              <text:p/>
            </draw:line>
            <draw:line draw:style-name="gr9" draw:text-style-name="P6" draw:layer="layout" svg:x1="16.337cm" svg:y1="4.309cm" svg:x2="15.965cm" svg:y2="4.197cm">
              <text:p/>
            </draw:line>
          </draw:g>
          <draw:g>
            <draw:line draw:style-name="gr9" draw:text-style-name="P6" draw:layer="layout" svg:x1="18.775cm" svg:y1="2.447cm" svg:x2="18.663cm" svg:y2="2.819cm">
              <text:p/>
            </draw:line>
            <draw:line draw:style-name="gr9" draw:text-style-name="P6" draw:layer="layout" svg:x1="18.419cm" svg:y1="2.088cm" svg:x2="18.665cm" svg:y2="2.818cm">
              <text:p/>
            </draw:line>
            <draw:line draw:style-name="gr9" draw:text-style-name="P6" draw:layer="layout" svg:x1="17.948cm" svg:y1="2.074cm" svg:x2="17.713cm" svg:y2="2.831cm">
              <text:p/>
            </draw:line>
            <draw:line draw:style-name="gr9" draw:text-style-name="P6" draw:layer="layout" svg:x1="18.43cm" svg:y1="2.07cm" svg:x2="18.195cm" svg:y2="2.827cm">
              <text:p/>
            </draw:line>
            <draw:line draw:style-name="gr9" draw:text-style-name="P6" draw:layer="layout" svg:x1="17.938cm" svg:y1="2.078cm" svg:x2="18.184cm" svg:y2="2.808cm">
              <text:p/>
            </draw:line>
            <draw:line draw:style-name="gr9" draw:text-style-name="P6" draw:layer="layout" svg:x1="17.462cm" svg:y1="2.106cm" svg:x2="17.708cm" svg:y2="2.836cm">
              <text:p/>
            </draw:line>
            <draw:line draw:style-name="gr9" draw:text-style-name="P6" draw:layer="layout" svg:x1="17.466cm" svg:y1="2.143cm" svg:x2="17.354cm" svg:y2="2.515cm">
              <text:p/>
            </draw:line>
          </draw:g>
          <draw:line draw:style-name="gr10" draw:text-style-name="P6" draw:layer="layout" svg:x1="18.733cm" svg:y1="2.493cm" svg:x2="19.98cm" svg:y2="2.49cm">
            <text:p/>
          </draw:line>
          <draw:line draw:style-name="gr10" draw:text-style-name="P6" draw:layer="layout" svg:x1="19.98cm" svg:y1="2.523cm" svg:x2="19.98cm" svg:y2="4.561cm">
            <text:p/>
          </draw:line>
          <draw:line draw:style-name="gr10" draw:text-style-name="P6" draw:layer="layout" svg:x1="19.98cm" svg:y1="6.968cm" svg:x2="19.98cm" svg:y2="5.965cm">
            <text:p/>
          </draw:line>
          <draw:g>
            <draw:custom-shape draw:style-name="gr11" draw:text-style-name="P5" draw:layer="layout" svg:width="1.302cm" svg:height="1.304cm" draw:transform="skewX (0.000698131700797731) rotate (3.12309216351865) translate (20.598cm 5.88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6" draw:layer="layout" svg:x1="20.648cm" svg:y1="5.888cm" svg:x2="19.233cm" svg:y2="5.914cm">
              <text:p/>
            </draw:line>
          </draw:g>
          <draw:line draw:style-name="gr10" draw:text-style-name="P6" draw:layer="layout" svg:x1="20.047cm" svg:y1="6.967cm" svg:x2="11.293cm" svg:y2="6.967cm">
            <text:p/>
          </draw:line>
        </draw:g>
        <draw:frame draw:style-name="gr12" draw:text-style-name="P3" draw:layer="layout" svg:width="1.302cm" svg:height="0.924cm" svg:x="20.381cm" svg:y="4.743cm">
          <draw:text-box>
            <text:p><text:span text:style-name="T1">x20</text:span></text:p>
          </draw:text-box>
        </draw:frame>
        <draw:frame draw:style-name="gr13" draw:text-style-name="P3" draw:layer="layout" svg:width="0.993cm" svg:height="0.93cm" svg:x="4.539cm" svg:y="5.14cm">
          <draw:text-box>
            <text:p><text:span text:style-name="T1">V</text:span><text:span text:style-name="T2">1</text:span></text:p>
          </draw:text-box>
        </draw:frame>
        <draw:frame draw:style-name="gr14" draw:text-style-name="P3" draw:layer="layout" svg:width="2.047cm" svg:height="1.173cm" svg:x="7.018cm" svg:y="5.208cm">
          <draw:text-box>
            <text:p><text:span text:style-name="T1">V</text:span><text:span text:style-name="T2">2</text:span><text:span text:style-name="T1">=nV</text:span><text:span text:style-name="T2">1</text:span></text:p>
          </draw:text-box>
        </draw:frame>
        <draw:frame draw:style-name="gr15" draw:text-style-name="P3" draw:layer="layout" svg:width="1.019cm" svg:height="0.93cm" svg:x="8.157cm" svg:y="0.752cm">
          <draw:text-box>
            <text:p><text:span text:style-name="T1">D</text:span><text:span text:style-name="T2">1</text:span></text:p>
          </draw:text-box>
        </draw:frame>
        <draw:line draw:style-name="gr10" draw:text-style-name="P6" draw:layer="layout" svg:x1="8.551cm" svg:y1="2.477cm" svg:x2="8.575cm" svg:y2="4.738cm">
          <text:p/>
        </draw:line>
        <draw:path draw:style-name="gr10" draw:text-style-name="P6" draw:layer="layout" svg:width="0.53cm" svg:height="1.272cm" draw:transform="rotate (-1.5707963267949) translate (11.2707464208757cm 4.739cm)" svg:viewBox="0 0 531 1273" svg:d="M0 1273c938-234 436-1305 0-1272">
          <text:p/>
        </draw:path>
        <draw:line draw:style-name="gr10" draw:text-style-name="P6" draw:layer="layout" svg:x1="11.27cm" svg:y1="4.705cm" svg:x2="11.27cm" svg:y2="6.949cm">
          <text:p/>
        </draw:line>
        <draw:line draw:style-name="gr10" draw:text-style-name="P6" draw:layer="layout" svg:x1="9.964cm" svg:y1="4.739cm" svg:x2="8.575cm" svg:y2="4.738cm">
          <text:p/>
        </draw:line>
        <draw:g>
          <draw:line draw:style-name="gr9" draw:text-style-name="P6" draw:layer="layout" svg:x1="14.544cm" svg:y1="7.347cm" svg:x2="13.446cm" svg:y2="7.355cm">
            <text:p/>
          </draw:line>
          <draw:line draw:style-name="gr9" draw:text-style-name="P6" draw:layer="layout" svg:x1="14.545cm" svg:y1="7.342cm" svg:x2="13.447cm" svg:y2="7.35cm">
            <text:p/>
          </draw:line>
          <draw:line draw:style-name="gr9" draw:text-style-name="P6" draw:layer="layout" svg:x1="13.746cm" svg:y1="7.53cm" svg:x2="14.292cm" svg:y2="7.53cm">
            <text:p/>
          </draw:line>
          <draw:line draw:style-name="gr9" draw:text-style-name="P6" draw:layer="layout" svg:x1="13.893cm" svg:y1="7.686cm" svg:x2="14.155cm" svg:y2="7.686cm">
            <text:p/>
          </draw:line>
          <draw:line draw:style-name="gr9" draw:text-style-name="P6" draw:layer="layout" svg:x1="14.01cm" svg:y1="7.336cm" svg:x2="14.014cm" svg:y2="6.932cm">
            <text:p/>
          </draw:line>
        </draw:g>
        <draw:g>
          <draw:line draw:style-name="gr9" draw:text-style-name="P6" draw:layer="layout" svg:x1="4.976cm" svg:y1="7.404cm" svg:x2="3.947cm" svg:y2="7.411cm">
            <text:p/>
          </draw:line>
          <draw:line draw:style-name="gr9" draw:text-style-name="P6" draw:layer="layout" svg:x1="4.977cm" svg:y1="7.4cm" svg:x2="3.948cm" svg:y2="7.407cm">
            <text:p/>
          </draw:line>
          <draw:line draw:style-name="gr9" draw:text-style-name="P6" draw:layer="layout" svg:x1="4.228cm" svg:y1="7.568cm" svg:x2="4.74cm" svg:y2="7.568cm">
            <text:p/>
          </draw:line>
          <draw:line draw:style-name="gr9" draw:text-style-name="P6" draw:layer="layout" svg:x1="4.366cm" svg:y1="7.708cm" svg:x2="4.612cm" svg:y2="7.708cm">
            <text:p/>
          </draw:line>
          <draw:line draw:style-name="gr9" draw:text-style-name="P6" draw:layer="layout" svg:x1="4.475cm" svg:y1="7.394cm" svg:x2="4.479cm" svg:y2="7.033cm">
            <text:p/>
          </draw:line>
        </draw:g>
        <draw:custom-shape draw:style-name="gr8" draw:text-style-name="P5" draw:layer="layout" svg:width="0.173cm" svg:height="0.176cm" svg:x="4.385cm" svg:y="0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73cm" svg:height="0.176cm" svg:x="10.398cm" svg:y="0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73cm" svg:height="0.176cm" svg:x="10.422cm" svg:y="4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73cm" svg:height="0.176cm" svg:x="13.934cm" svg:y="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019cm" svg:height="0.93cm" svg:x="11.693cm" svg:y="0.56cm">
          <draw:text-box>
            <text:p><text:span text:style-name="T1">D</text:span><text:span text:style-name="T2">2</text:span></text:p>
          </draw:text-box>
        </draw:frame>
        <draw:frame draw:style-name="gr15" draw:text-style-name="P3" draw:layer="layout" svg:width="1.019cm" svg:height="0.93cm" svg:x="8.423cm" svg:y="3.47cm">
          <draw:text-box>
            <text:p><text:span text:style-name="T1">D</text:span><text:span text:style-name="T2">3</text:span></text:p>
          </draw:text-box>
        </draw:frame>
        <draw:frame draw:style-name="gr15" draw:text-style-name="P3" draw:layer="layout" svg:width="1.019cm" svg:height="0.93cm" svg:x="11.695cm" svg:y="3.519cm">
          <draw:text-box>
            <text:p><text:span text:style-name="T1">D</text:span><text:span text:style-name="T2">4</text:span></text:p>
          </draw:text-box>
        </draw:frame>
        <draw:frame draw:style-name="gr16" draw:text-style-name="P3" draw:layer="layout" svg:width="0.663cm" svg:height="0.924cm" svg:x="10.325cm" svg:y="4.065cm">
          <draw:text-box>
            <text:p><text:span text:style-name="T2">2</text:span></text:p>
          </draw:text-box>
        </draw:frame>
        <draw:frame draw:style-name="gr16" draw:text-style-name="P3" draw:layer="layout" svg:width="0.663cm" svg:height="0.924cm" svg:x="9.893cm" svg:y="-0.277cm">
          <draw:text-box>
            <text:p><text:span text:style-name="T2">1</text:span></text:p>
          </draw:text-box>
        </draw:frame>
        <draw:frame draw:style-name="gr16" draw:text-style-name="P3" draw:layer="layout" svg:width="0.663cm" svg:height="0.924cm" svg:x="14.039cm" svg:y="1.587cm">
          <draw:text-box>
            <text:p><text:span text:style-name="T2">3</text:span></text:p>
          </draw:text-box>
        </draw:frame>
        <draw:frame draw:style-name="gr16" draw:text-style-name="P3" draw:layer="layout" svg:width="0.663cm" svg:height="0.924cm" svg:x="20.334cm" svg:y="1.575cm">
          <draw:text-box>
            <text:p><text:span text:style-name="T2">4</text:span></text:p>
          </draw:text-box>
        </draw:frame>
        <draw:frame draw:style-name="gr17" draw:text-style-name="P3" draw:layer="layout" svg:width="0.824cm" svg:height="0.924cm" svg:x="4.339cm" svg:y="0.228cm">
          <draw:text-box>
            <text:p><text:span text:style-name="T2">30</text:span></text:p>
          </draw:text-box>
        </draw:frame>
        <draw:frame draw:style-name="gr15" draw:text-style-name="P3" draw:layer="layout" svg:width="1.019cm" svg:height="0.93cm" svg:x="16.336cm" svg:y="4.457cm">
          <draw:text-box>
            <text:p><text:span text:style-name="T1">R</text:span><text:span text:style-name="T2">1</text:span></text:p>
          </draw:text-box>
        </draw:frame>
        <draw:frame draw:style-name="gr13" draw:text-style-name="P3" draw:layer="layout" svg:width="0.993cm" svg:height="0.93cm" svg:x="13.956cm" svg:y="5.081cm">
          <draw:text-box>
            <text:p><text:span text:style-name="T1">C</text:span></text:p>
          </draw:text-box>
        </draw:frame>
        <draw:frame draw:style-name="gr15" draw:text-style-name="P3" draw:layer="layout" svg:width="1.019cm" svg:height="0.93cm" svg:x="17.54cm" svg:y="1.186cm">
          <draw:text-box>
            <text:p><text:span text:style-name="T1">R</text:span><text:span text:style-name="T2">2</text:span></text:p>
          </draw:text-box>
        </draw:frame>
        <draw:line draw:style-name="gr10" draw:text-style-name="P6" draw:layer="layout" svg:x1="19.973cm" svg:y1="2.49cm" svg:x2="21.034cm" svg:y2="2.487cm">
          <text:p/>
        </draw:line>
        <draw:custom-shape draw:style-name="gr8" draw:text-style-name="P5" draw:layer="layout" svg:width="0.173cm" svg:height="0.176cm" svg:x="20.99cm" svg:y="2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9.843cm" svg:y1="6.958cm" svg:x2="21.035cm" svg:y2="6.967cm">
          <text:p/>
        </draw:line>
        <draw:custom-shape draw:style-name="gr8" draw:text-style-name="P5" draw:layer="layout" svg:width="0.173cm" svg:height="0.176cm" svg:x="20.991cm" svg:y="6.8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9.978cm" svg:y1="3.294cm" svg:x2="19.978cm" svg:y2="2.4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21:52:06.701920273</dc:date>
    <meta:editing-duration>PT31M1S</meta:editing-duration>
    <meta:editing-cycles>6</meta:editing-cycles>
    <meta:generator>LibreOffice/6.4.7.2$Linux_X86_64 LibreOffice_project/40$Build-2</meta:generator>
    <meta:document-statistic meta:object-count="110"/>
  </office:meta>
</office:document-meta>
</file>